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color="#0047ff"/>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text-properties fo:language="en" fo:country="US" fo:font-style="normal" style:font-style-asian="normal" style:font-style-complex="normal"/>
    </style:style>
    <style:style style:name="P19" style:family="paragraph" style:parent-style-name="Standard" style:list-style-name="L1">
      <style:text-properties fo:language="en" fo:country="US" fo:font-style="normal" style:font-style-asian="normal" style:font-style-complex="normal"/>
    </style:style>
    <style:style style:name="P20" style:family="paragraph" style:parent-style-name="Standard" style:list-style-name="L3">
      <style:text-properties fo:language="en" fo:country="US"/>
    </style:style>
    <style:style style:name="P21" style:family="paragraph" style:parent-style-name="Standard" style:list-style-name="L4">
      <style:text-properties fo:language="en" fo:country="US"/>
    </style:style>
    <style:style style:name="P22" style:family="paragraph" style:parent-style-name="Standard" style:list-style-name="L1">
      <style:text-properties fo:language="en" fo:country="US" fo:font-style="italic" style:font-style-asian="italic" style:font-style-complex="italic"/>
    </style:style>
    <style:style style:name="P23" style:family="paragraph" style:parent-style-name="Standard" style:list-style-name="L7"/>
    <style:style style:name="P24" style:family="paragraph" style:parent-style-name="Standard" style:list-style-name="L8"/>
    <style:style style:name="P25" style:family="paragraph" style:parent-style-name="Text_20_body">
      <style:text-properties fo:language="en" fo:country="US"/>
    </style:style>
    <style:style style:name="P26" style:family="paragraph" style:parent-style-name="Text_20_body" style:list-style-name="L2">
      <style:text-properties fo:language="en" fo:country="US"/>
    </style:style>
    <style:style style:name="P27" style:family="paragraph" style:parent-style-name="Text_20_body">
      <style:text-properties fo:language="en" fo:country="US" fo:font-style="italic" style:font-style-asian="italic" style:font-style-complex="italic"/>
    </style:style>
    <style:style style:name="P28" style:family="paragraph" style:parent-style-name="Text_20_body" style:list-style-name="L6">
      <style:text-properties fo:language="en" fo:country="US"/>
    </style:style>
    <style:style style:name="P29" style:family="paragraph" style:parent-style-name="Text_20_body" style:list-style-name="L5"/>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style:tab-stops/>
      </style:paragraph-properties>
      <style:text-properties fo:font-weight="bold" style:font-weight-asian="bold" style:font-weight-complex="bold"/>
    </style:style>
    <style:style style:name="P32" style:family="paragraph" style:parent-style-name="Text_20_body">
      <style:paragraph-properties>
        <style:tab-stops/>
      </style:paragraph-properties>
      <style:text-properties fo:font-weight="normal" style:font-weight-asian="normal" style:font-weight-complex="normal"/>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list-style-name="L10">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language="en" fo:country="US"/>
    </style:style>
    <style:style style:name="P37" style:family="paragraph" style:parent-style-name="Text_20_body" style:list-style-name="L10">
      <style:paragraph-properties fo:margin-left="0cm" fo:margin-right="0cm" fo:text-indent="0cm" style:auto-text-indent="false"/>
      <style:text-properties fo:language="en" fo:country="US"/>
    </style:style>
    <style:style style:name="P38" style:family="paragraph" style:parent-style-name="Heading_20_1">
      <style:text-properties fo:language="en" fo:country="US"/>
    </style:style>
    <style:style style:name="P39"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596_2104321074" text:style-name="Index_20_Link" text:visited-style-name="Index_20_Link">General info<text:tab/>2</text:a></text:p>
          <text:p text:style-name="P16"><text:a xlink:type="simple" xlink:href="#__RefHeading__598_2104321074" text:style-name="Index_20_Link" text:visited-style-name="Index_20_Link">Customized .htaccess<text:tab/>2</text:a></text:p>
          <text:p text:style-name="P16"><text:a xlink:type="simple" xlink:href="#__RefHeading__600_2104321074" text:style-name="Index_20_Link" text:visited-style-name="Index_20_Link">Site headline structure<text:tab/>4</text:a></text:p>
          <text:p text:style-name="P16"><text:a xlink:type="simple" xlink:href="#__RefHeading__602_2104321074" text:style-name="Index_20_Link" text:visited-style-name="Index_20_Link">Social network publishing<text:tab/>4</text:a></text:p>
          <text:p text:style-name="P17"><text:a xlink:type="simple" xlink:href="#__RefHeading__604_2104321074" text:style-name="Index_20_Link" text:visited-style-name="Index_20_Link">Download<text:tab/>4</text:a></text:p>
          <text:p text:style-name="P17"><text:a xlink:type="simple" xlink:href="#__RefHeading__606_2104321074" text:style-name="Index_20_Link" text:visited-style-name="Index_20_Link">The news category sections: News/User guide/Extensions<text:tab/>4</text:a></text:p>
          <text:p text:style-name="P16"><text:a xlink:type="simple" xlink:href="#__RefHeading__608_2104321074" text:style-name="Index_20_Link" text:visited-style-name="Index_20_Link">News<text:tab/>5</text:a></text:p>
          <text:p text:style-name="P16"><text:a xlink:type="simple" xlink:href="#__RefHeading__610_2104321074" text:style-name="Index_20_Link" text:visited-style-name="Index_20_Link">User guide<text:tab/>5</text:a></text:p>
          <text:p text:style-name="P16"><text:a xlink:type="simple" xlink:href="#__RefHeading__612_2104321074" text:style-name="Index_20_Link" text:visited-style-name="Index_20_Link">Extensions <text:tab/>5</text:a></text:p>
          <text:p text:style-name="P16"><text:a xlink:type="simple" xlink:href="#__RefHeading__749_2104321074" text:style-name="Index_20_Link" text:visited-style-name="Index_20_Link">Making Zenphoto releases<text:tab/>6</text:a></text:p>
          <text:p text:style-name="P15"><text:a xlink:type="simple" xlink:href="#__RefHeading__751_2104321074" text:style-name="Index_20_Link" text:visited-style-name="Index_20_Link">Release Process<text:tab/>6</text:a></text:p>
          <text:p text:style-name="P17"><text:a xlink:type="simple" xlink:href="#__RefHeading__614_2104321074" text:style-name="Index_20_Link" text:visited-style-name="Index_20_Link">The main albums: Screenshots, Themes, Showcase<text:tab/>6</text:a></text:p>
          <text:p text:style-name="P16"><text:a xlink:type="simple" xlink:href="#__RefHeading__616_2104321074" text:style-name="Index_20_Link" text:visited-style-name="Index_20_Link">Screenshots<text:tab/>6</text:a></text:p>
          <text:p text:style-name="P16"><text:a xlink:type="simple" xlink:href="#__RefHeading__618_2104321074" text:style-name="Index_20_Link" text:visited-style-name="Index_20_Link">Themes („theme“ only because of the „themes“ folder!)<text:tab/>6</text:a></text:p>
          <text:p text:style-name="P16"><text:a xlink:type="simple" xlink:href="#__RefHeading__620_2104321074" text:style-name="Index_20_Link" text:visited-style-name="Index_20_Link">Showcase<text:tab/>7</text:a></text:p>
          <text:p text:style-name="P17"><text:a xlink:type="simple" xlink:href="#__RefHeading__622_2104321074" text:style-name="Index_20_Link" text:visited-style-name="Index_20_Link">Special albums: storage, hosting, sponsor badges<text:tab/>8</text:a></text:p>
          <text:p text:style-name="P16"><text:a xlink:type="simple" xlink:href="#__RefHeading__624_2104321074" text:style-name="Index_20_Link" text:visited-style-name="Index_20_Link">Storage<text:tab/>8</text:a></text:p>
          <text:p text:style-name="P16"><text:a xlink:type="simple" xlink:href="#__RefHeading__626_2104321074" text:style-name="Index_20_Link" text:visited-style-name="Index_20_Link">Hosting<text:tab/>8</text:a></text:p>
          <text:p text:style-name="P17"><text:a xlink:type="simple" xlink:href="#__RefHeading__628_2104321074" text:style-name="Index_20_Link" text:visited-style-name="Index_20_Link">Special Zenpage pages: About us, contact, logos, nightly builds, older versions archive<text:tab/>8</text:a></text:p>
          <text:p text:style-name="P16"><text:a xlink:type="simple" xlink:href="#__RefHeading__630_2104321074" text:style-name="Index_20_Link" text:visited-style-name="Index_20_Link">About us<text:tab/>8</text:a></text:p>
          <text:p text:style-name="P16"><text:a xlink:type="simple" xlink:href="#__RefHeading__632_2104321074" text:style-name="Index_20_Link" text:visited-style-name="Index_20_Link">Contact<text:tab/>8</text:a></text:p>
          <text:p text:style-name="P16"><text:a xlink:type="simple" xlink:href="#__RefHeading__634_2104321074" text:style-name="Index_20_Link" text:visited-style-name="Index_20_Link">Logos<text:tab/>8</text:a></text:p>
          <text:p text:style-name="P16"><text:a xlink:type="simple" xlink:href="#__RefHeading__636_2104321074" text:style-name="Index_20_Link" text:visited-style-name="Index_20_Link">nightly builds<text:tab/>8</text:a></text:p>
          <text:p text:style-name="P16"><text:a xlink:type="simple" xlink:href="#__RefHeading__638_2104321074" text:style-name="Index_20_Link" text:visited-style-name="Index_20_Link">older versions archive<text:tab/>9</text:a></text:p>
          <text:p text:style-name="P17"><text:a xlink:type="simple" xlink:href="#__RefHeading__640_2104321074" text:style-name="Index_20_Link" text:visited-style-name="Index_20_Link">Demo<text:tab/>9</text:a></text:p>
          <text:p text:style-name="P17"><text:a xlink:type="simple" xlink:href="#__RefHeading__642_2104321074" text:style-name="Index_20_Link" text:visited-style-name="Index_20_Link">Forum<text:tab/>9</text:a></text:p>
        </text:index-body>
      </text:table-of-content>
      <text:h text:style-name="P38"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8"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3107665821" text:style-name="L1">
        <text:list-item>
          <text:p text:style-name="P19">auto_backup</text:p>
        </text:list-item>
        <text:list-item>
          <text:p text:style-name="P19">class-textobject</text:p>
        </text:list-item>
        <text:list-item>
          <text:p text:style-name="P19">colorbox (images/articles/pages)</text:p>
        </text:list-item>
        <text:list-item>
          <text:p text:style-name="P19">contact_form</text:p>
        </text:list-item>
        <text:list-item>
          <text:p text:style-name="P22">createTSarticles (special dev plugin)</text:p>
        </text:list-item>
        <text:list-item>
          <text:p text:style-name="P19">deprecated_functions (not sure if needed at all)</text:p>
        </text:list-item>
        <text:list-item>
          <text:p text:style-name="P19">downloadList</text:p>
        </text:list-item>
        <text:list-item>
          <text:p text:style-name="P19">hitcounter</text:p>
        </text:list-item>
        <text:list-item>
          <text:p text:style-name="P19">html_meta_tags</text:p>
        </text:list-item>
        <text:list-item>
          <text:p text:style-name="P19">image_album_statistics</text:p>
        </text:list-item>
        <text:list-item>
          <text:p text:style-name="P19">jcarousel_thumb_nav</text:p>
        </text:list-item>
        <text:list-item>
          <text:p text:style-name="P19">multiple_layouts</text:p>
        </text:list-item>
        <text:list-item>
          <text:p text:style-name="P22">PluginNews (special dev plugin)</text:p>
        </text:list-item>
        <text:list-item>
          <text:p text:style-name="P19">rating</text:p>
        </text:list-item>
        <text:list-item>
          <text:p text:style-name="P19">related_items</text:p>
        </text:list-item>
        <text:list-item>
          <text:p text:style-name="P19">slideshow (colorbox mode)</text:p>
        </text:list-item>
        <text:list-item>
          <text:p text:style-name="P19">static_html_cache</text:p>
        </text:list-item>
        <text:list-item>
          <text:p text:style-name="P22">tag_extras_custom_zporg (all this does is keep the author tags out of the tag cloud)</text:p>
        </text:list-item>
        <text:list-item>
          <text:p text:style-name="P19">tag_suggest</text:p>
        </text:list-item>
        <text:list-item>
          <text:p text:style-name="P19">tiny_mce</text:p>
        </text:list-item>
        <text:list-item>
          <text:p text:style-name="P19">tweet_news</text:p>
        </text:list-item>
        <text:list-item>
          <text:p text:style-name="P19">zenpage</text:p>
        </text:list-item>
        <text:list-item>
          <text:p text:style-name="P19">zenphoto_sendmail</text:p>
        </text:list-item>
        <text:list-item>
          <text:p text:style-name="P19">zenphoto_seo</text:p>
        </text:list-item>
        <text:list-item>
          <text:p text:style-name="P22">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4">RewriteRule<text:tab/>^admin/?$ <text:s text:c="22"/>zp-core/admin.php [R,L]</text:p>
      <text:p text:style-name="Text_20_body">insert these for the old rss links:</text:p>
      <text:p text:style-name="Text_20_body"/>
      <text:p text:style-name="P14">#Rewrite rules for replaced ?RSS-xxx query parameters</text:p>
      <text:p text:style-name="P14"><text:soft-page-break/>RewriteCond %{QUERY_STRING} ^rss-(.*)&amp;</text:p>
      <text:p text:style-name="P14">RewriteRule<text:tab/>^index\.php?$ <text:s text:c="14"/><text:tab/><text:tab/>index.php?rss=%1 [NC,L,QSA,R=301]</text:p>
      <text:p text:style-name="P14">RewriteCond %{QUERY_STRING} ^rss-(.*)$</text:p>
      <text:p text:style-name="P14">RewriteRule<text:tab/>^index\.php?$ <text:s text:c="14"/><text:tab/><text:tab/>index.php?rss=%1 [NC,L,QSA,R=301]</text:p>
      <text:p text:style-name="Text_20_body"/>
      <text:p text:style-name="Text_20_body"><text:s/>2. After these rules:</text:p>
      <text:p text:style-name="P14">RewriteCond %{REQUEST_FILENAME} -d</text:p>
      <text:p text:style-name="P14">RewriteRule ^albums/?(.+/?)?$ $1 [R=301,L]</text:p>
      <text:p text:style-name="Text_20_body">this extra ones needs to be inserted:</text:p>
      <text:p text:style-name="P14">#New rewrite rule need as /trac is not a real directory which conflicts otherwise with ZPs own rewrite rules</text:p>
      <text:p text:style-name="P14">RewriteCond %{REQUEST_URI} /trac</text:p>
      <text:p text:style-name="P14"># RewriteCond %{REQUEST_URI} /trac[/]{0,1}/$</text:p>
      <text:p text:style-name="P14">RewriteRule ^.*$ - [L]</text:p>
      <text:p text:style-name="P14"/>
      <text:p text:style-name="Text_20_body">After the line „put no rules before this line“ insert:</text:p>
      <text:p text:style-name="P14">###########################################</text:p>
      <text:p text:style-name="P14">#Rewrite rules for outdated Wordpress links</text:p>
      <text:p text:style-name="P14">###########################################</text:p>
      <text:p text:style-name="P14"/>
      <text:p text:style-name="P14">RewriteRule<text:tab/>^category/News/feed/ <text:s text:c="17"/><text:tab/>index.php?rss-news&amp;withimages [L,R=301]</text:p>
      <text:p text:style-name="P14"/>
      <text:p text:style-name="P14">#direct ones for hte WP pages we use - could not figure out a general one somehow</text:p>
      <text:p text:style-name="P14">RewriteRule<text:tab/>^about-us<text:tab/><text:tab/><text:tab/><text:tab/><text:tab/><text:tab/>pages/about-us [L,R=301]</text:p>
      <text:p text:style-name="P14">RewriteRule<text:tab/>^contact<text:tab/><text:tab/><text:tab/><text:tab/><text:tab/><text:tab/>pages/contact [L,R=301]</text:p>
      <text:p text:style-name="P14">RewriteRule<text:tab/>^licenses<text:tab/><text:tab/><text:tab/><text:tab/><text:tab/><text:tab/>pages/licenses [L,R=301]</text:p>
      <text:p text:style-name="P14">RewriteRule<text:tab/>^privacy<text:tab/><text:tab/><text:tab/><text:tab/><text:tab/><text:tab/>pages/privacy[L,R=301]</text:p>
      <text:p text:style-name="P14">RewriteRule<text:tab/>^get-involved<text:tab/><text:tab/><text:tab/><text:tab/><text:tab/><text:tab/>pages/get-involved [L,R=301]</text:p>
      <text:p text:style-name="P14">RewriteRule<text:tab/>^category/(.*)/page/([0-9]+)?/$<text:tab/><text:tab/><text:tab/>news/category/$1/$2 [L,R=301]</text:p>
      <text:p text:style-name="P14">RewriteRule<text:tab/>^category/(.*)?/$<text:tab/><text:tab/><text:tab/><text:tab/><text:tab/>news/category/$1 [L,R=301]</text:p>
      <text:p text:style-name="P14">RewriteRule<text:tab/>^([0-9]+)/([0-9]+)/(.*)?/$<text:tab/><text:tab/><text:tab/><text:tab/>news/$3 [L,R=301]</text:p>
      <text:p text:style-name="P14"/>
      <text:p text:style-name="P14">#rewrite rule for zp subfolder</text:p>
      <text:p text:style-name="P14">RewriteRule<text:tab/>^zp/(.*)/?$<text:tab/><text:tab/><text:tab/><text:tab/><text:tab/><text:tab/><text:tab/>$1[L,R=301]</text:p>
      <text:p text:style-name="P14"><text:soft-page-break/>RewriteRule<text:tab/>^news/troubleshooting-zenphoto/?$<text:tab/><text:tab/>news/troubleshooting-guide$1[L,R=301]</text:p>
      <text:p text:style-name="P14">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8" text:outline-level="1"><text:bookmark-start text:name="__RefHeading__604_2104321074"/>Download<text:bookmark-end text:name="__RefHeading__604_2104321074"/></text:h>
      <text:p text:style-name="P8">This is the index.php of the theme. The following parts are NOT hardcoded in the page:</text:p>
      <text:list xml:id="list483370656" text:style-name="L2">
        <text:list-item>
          <text:p text:style-name="P26"><text:span text:style-name="T6">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26">The t<text:span text:style-name="T6">hree boxes for latest theme, screenshots and showcase</text:span> are generated using the image_album_statistics plugin.</text:p>
        </text:list-item>
        <text:list-item>
          <text:p text:style-name="P26">The <text:span text:style-name="T6">latest news</text:span> are generated via getLatestNews() of Zenpage</text:p>
        </text:list-item>
      </text:list>
      <text:p text:style-name="P3"/>
      <text:h text:style-name="P38"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6">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9"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6">NOTE:</text:span> <text:span text:style-name="T1">The news section is listed by date alphabetically.</text:span></text:p>
      <text:h text:style-name="P39"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4">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4"> is generated from that using a special script within codeblock 1.</text:span></text:p>
      <text:p text:style-name="P9"/>
      <text:p text:style-name="P8"><text:span text:style-name="T6">NOTE:</text:span> <text:span text:style-name="T1">The news section is listed alphabetically.</text:span></text:p>
      <text:h text:style-name="P39"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text:p>
      <text:list xml:id="list189635277" text:style-name="L3">
        <text:list-item>
          <text:p text:style-name="P20">“officially supported”: These generate a link to the documentation on <text:a xlink:type="simple" xlink:href="http://www.zenphoto.org/documentation">www.zenphoto.org/documentation</text:a> automacially based on the titlelink. So the titlelink MUST always be the same as the actual plugin file. The link is tored in the “custom field”</text:p>
        </text:list-item>
        <text:list-item>
          <text:p text:style-name="P20">“unsupported”: here we have two differences:</text:p>
        </text:list-item>
      </text:list>
      <text:list xml:id="list444024877" text:style-name="L4">
        <text:list-item>
          <text:list>
            <text:list-item>
              <text:p text:style-name="P21">unsupported but hosted extensions: Those either extensions by us we don't ship with the release for some reason or older 3<text:span text:style-name="T7">rd</text:span> party abandoned ones we just choose to host as they might still be valuable to some. <text:line-break/>Those have the tag “hosted_extension” assigned which tells the site to <text:s/>generate a download link to <text:a xlink:type="simple" xlink:href="http://www.zenphoto.org/uploaded/extensions/"><text:span text:style-name="T1">http://www.zenphoto.org/uploaded/extensions/</text:span></text:a><text:span text:style-name="T1">&lt;titlelink&gt;.zip</text:span></text:p>
            </text:list-item>
            <text:list-item>
              <text:p text:style-name="P21">unsupported and third party plugins: These contain the full URL to the site of its author where you get more info and can download it (this should never be a direct downloadl ink if possible).</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8"><text:span text:style-name="T6">NOTE:</text:span> <text:span text:style-name="T1">The news section is listed alphabetically.</text:span></text:p>
      <text:p text:style-name="P11"/>
      <text:h text:style-name="Heading_20_2" text:outline-level="2"><text:bookmark-start text:name="__RefHeading__749_2104321074"/><text:soft-page-break/>Making Zenphoto releases<text:bookmark-end text:name="__RefHeading__749_2104321074"/></text:h>
      <text:h text:style-name="Heading_20_3" text:outline-level="3"><text:bookmark-start text:name="__RefHeading__751_2104321074"/>Release Process<text:bookmark-end text:name="__RefHeading__751_2104321074"/></text:h>
      <text:list xml:id="list330090900" text:style-name="L5">
        <text:list-item>
          <text:p text:style-name="P29">Log in to Zenphoto SSH server using username and credentials given.</text:p>
        </text:list-item>
        <text:list-item>
          <text:p text:style-name="P29">Run the following in the console, replacing [VERSION] with the version number.</text:p>
        </text:list-item>
        <text:list-item>
          <text:p text:style-name="P29">release [VERSION]</text:p>
        </text:list-item>
        <text:list-item>
          <text:p text:style-name="P29">For example:</text:p>
        </text:list-item>
        <text:list-item>
          <text:p text:style-name="P29">release 1.4.2.4</text:p>
        </text:list-item>
        <text:list-item>
          <text:p text:style-name="P29">Download the release version in .tar.gz and .zip formats, store them in a temp directory locally.</text:p>
        </text:list-item>
        <text:list-item>
          <text:p text:style-name="P29">Upload the files to <text:a xlink:type="simple" xlink:href="http://code.google.com/p/zenphoto/"> http://code.google.com/p/zenphoto/</text:a> (click "Downloads") - use the titles "Zenphoto [VERSION] (Zip)" and "Zenphoto [VERSION] (tar.gz)" respectively.</text:p>
        </text:list-item>
        <text:list-item>
          <text:p text:style-name="P29">Mark the old version "Deprecated" and the new version "Featured" "Type-Archive" and ("OpSys?-All" for the Zip/"OpSys?-Linux" for tar.gz)</text:p>
        </text:list-item>
        <text:list-item>
          <text:p text:style-name="P29">Publish the release News post. Make it "Stick to top" and remove the sticky on older releases news articles. Don't forget to tweet it!</text:p>
        </text:list-item>
        <text:list-item>
          <text:p text:style-name="P29">Purge the HTML and the RSS cache so that the site index page refreshes with the new download links (an automatic option from the news article publication.). RSS cache is needed so our Facebook page gets the news, too.</text:p>
        </text:list-item>
        <text:list-item>
          <text:p text:style-name="P29">Post a message on the Zenphoto Announce Google group and on the Google+ page.</text:p>
        </text:list-item>
      </text:list>
      <text:p text:style-name="P12"/>
      <text:h text:style-name="P38"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39" text:outline-level="2"><text:bookmark-start text:name="__RefHeading__616_2104321074"/>Screenshots<text:bookmark-end text:name="__RefHeading__616_2104321074"/></text:h>
      <text:p text:style-name="P8">This is the album we store obviously the screenshots and also as textobjects in a sub album the 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screenshots from older sites. For historical purposes...;-)</text:p>
      <text:p text:style-name="P8">The albums are setup to start with the first image, unless there are sub albums.</text:p>
      <text:h text:style-name="P39"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ext:soft-page-break/>There is one official status and four for 3rd party themes:</text:p>
      <text:list xml:id="list997152585" text:style-name="L6">
        <text:list-item>
          <text:p text:style-name="P28">theme-officially-supported</text:p>
        </text:list-item>
        <text:list-item>
          <text:p text:style-name="P28">theme-compatible</text:p>
        </text:list-item>
        <text:list-item>
          <text:p text:style-name="P28">theme-partly-compatible</text:p>
        </text:list-item>
        <text:list-item>
          <text:p text:style-name="P28">theme-not-compatible</text:p>
        </text:list-item>
        <text:list-item>
          <text:p text:style-name="P28">theme-abandoned</text:p>
        </text:list-item>
      </text:list>
      <text:p text:style-name="P8">Each album must have assigned one of these tags and one only.</text:p>
      <text:p text:style-name="P8"/>
      <text:p text:style-name="P9">Theme text</text:p>
      <text:p text:style-name="P10">The album descriptions is used.</text:p>
      <text:p text:style-name="P9"/>
      <text:p text:style-name="P9">Download link</text:p>
      <text:p text:style-name="P8">All except 1. contain the link to the author's site for more info and download within the albums's „location“ field. </text:p>
      <text:p text:style-name="Text_20_body"><text:span text:style-name="T4">If it is one of the older abandoned 3rd party themes we choose to host the albums has the tag “hosted_theme” assigned. This generates a download link to </text:span><text:a xlink:type="simple" xlink:href="http://www.zenphoto.org/uploaded/themes/">http://</text:a><text:a xlink:type="simple" xlink:href="http://www.zenphoto.org/uploaded/themes/">www.zenphoto.org/uploaded/themes/</text:a><text:span text:style-name="T5">&lt;albumname without parent “theme”&gt;.zip</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39" text:outline-level="2"><text:bookmark-start text:name="__RefHeading__620_2104321074"/>Showcase<text:bookmark-end text:name="__RefHeading__620_2104321074"/></text:h>
      <text:p text:style-name="P8">Each entry is simply an image within this album. This the only main album to actually show the thumbnails of its images directly. The site's link is normally placed within the image's description field.</text:p>
      <text:p text:style-name="P8"/>
      <text:p text:style-name="P8">To give our users and especially new visitors a guide about the showcase sites we tag them with the following tags (each entry only one!):</text:p>
      <text:list xml:id="list290771393" text:style-name="L7">
        <text:list-item>
          <text:p text:style-name="P23">showcase_partly-zenphoto: <text:span text:style-name="T1">For </text:span><text:span text:style-name="T3">all sites that use ZP as the gallery only or use additionally static pages that are neither custom theme pages or Zenpage pages.</text:span></text:p>
        </text:list-item>
        <text:list-item>
          <text:p text:style-name="P23">showcase_zenphoto-only:<text:span text:style-name="T1"> Sometimes there are pure gallery sites without any extra pages</text:span></text:p>
        </text:list-item>
        <text:list-item>
          <text:p text:style-name="P23">showcase_zenphoto-with-zenpage-cms-plugin: <text:span text:style-name="T1">The full featured newers sites using only Zenphoto with Zenpage</text:span></text:p>
        </text:list-item>
      </text:list>
      <text:list xml:id="list1579161712" text:style-name="L8">
        <text:list-header>
          <text:p text:style-name="P24"><text:soft-page-break/></text:p>
        </text:list-header>
      </text:list>
      <text:h text:style-name="P38"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9"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9" text:outline-level="2"><text:bookmark-start text:name="__RefHeading__626_2104321074"/>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1657872449" text:style-name="L10">
        <text:list-item>
          <text:p text:style-name="P35">platinum → platinum-ad</text:p>
        </text:list-item>
        <text:list-item>
          <text:p text:style-name="P35">palladium → palladium-ad</text:p>
        </text:list-item>
        <text:list-item>
          <text:p text:style-name="P35">gold → gold-ad</text:p>
        </text:list-item>
        <text:list-item>
          <text:p text:style-name="P35">silver → silver-ad</text:p>
        </text:list-item>
        <text:list-item>
          <text:p text:style-name="P37">bronze → bronze-ad</text:p>
        </text:list-item>
      </text:list>
      <text:p text:style-name="P36">The click is stored in the plugin_storage table as follows:</text:p>
      <text:p text:style-name="P36">type = adclickcount</text:p>
      <text:p text:style-name="P36">aux = yyyy-mm - &lt;class name as above&gt; - &lt;link url&gt;</text:p>
      <text:p text:style-name="P36">data = &lt;count&gt;</text:p>
      <text:h text:style-name="Heading_20_3" text:outline-level="3">Setting up an advertisement</text:h>
      <text:p text:style-name="Text_20_body"/>
      <text:p text:style-name="P34">Image ads</text:p>
      <text:p text:style-name="P33">You just upload the image into the category chosen. Then view the image entry on the backend and <text:soft-page-break/>give it the title of the advertiser unless he requested something specific. </text:p>
      <text:p text:style-name="P33">The url to link to is entered in the custom data field of the image. The image in then wrapped with this link and a specific class so we can count the clicks for our own records. </text:p>
      <text:p text:style-name="P33"/>
      <text:p text:style-name="P34">plain html text ads</text:p>
      <text:p text:style-name="P33">These make use of the text-object plugin. Therefore you upload a .txt file into the album that contains the html. Some examples how to do this using inline css are listed on the advertise page (/pages/adverstise).</text:p>
      <text:p text:style-name="P34">Important: <text:span text:style-name="T3">Any link – there might be several - in this ad needs to have a specific class of its category for the click counter as noted above!</text:span></text:p>
      <text:p text:style-name="P33"/>
      <text:p text:style-name="P30">plain html text ads</text:p>
      <text:p text:style-name="P32">Would need to be done the same way like plain html ads but has not been specifially setup (storage of possible images for example)</text:p>
      <text:p text:style-name="P32"/>
      <text:p text:style-name="P32"/>
      <text:p text:style-name="P31"/>
      <text:p text:style-name="P8"/>
      <text:h text:style-name="P38" text:outline-level="1"><text:bookmark-start text:name="__RefHeading__628_2104321074"/>Special Zenpage pages: About us, contact, logos, nightly builds, older versions archive<text:bookmark-end text:name="__RefHeading__628_2104321074"/></text:h>
      <text:h text:style-name="P39" text:outline-level="2"><text:bookmark-start text:name="__RefHeading__630_2104321074"/>About us<text:bookmark-end text:name="__RefHeading__630_2104321074"/></text:h>
      <text:p text:style-name="P8">This uses &lt;?php printSubPagesExcerpts(); ?&gt; within codeblock 1 for the sub page list.</text:p>
      <text:h text:style-name="P39" text:outline-level="2"><text:bookmark-start text:name="__RefHeading__632_2104321074"/>Contact<text:bookmark-end text:name="__RefHeading__632_2104321074"/></text:h>
      <text:p text:style-name="P8">This uses &lt;?php if(function_exists('printContactForm')) { printContactForm(); } ?&gt; in codeblock 1. The contact form texts are not used but in the page content for directer editing.</text:p>
      <text:h text:style-name="P39" text:outline-level="2"><text:bookmark-start text:name="__RefHeading__634_2104321074"/>Logos<text:bookmark-end text:name="__RefHeading__634_2104321074"/></text:h>
      <text:p text:style-name="P8">This page uses a special theme function &lt;?php zp_Logodownloads(); ?&gt; to print the logo download list (could have been just the album but well it is now that way).</text:p>
      <text:h text:style-name="P39"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text:soft-page-break/>} ?&gt;</text:p>
      <text:h text:style-name="P39"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8" text:outline-level="1"><text:bookmark-start text:name="__RefHeading__640_2104321074"/>Demo<text:bookmark-end text:name="__RefHeading__640_2104321074"/></text:h>
      <text:p text:style-name="P3">This obviously is a separate Zenphoto install and not directly related to the actual website.</text:p>
      <text:p text:style-name="P3"/>
      <text:h text:style-name="P38"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3"/>
      <text:h text:style-name="P38" text:outline-level="1"/>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6</text:page-number></text:span><text:span text:style-name="MT1">/</text:span><text:span text:style-name="MT1"><text:page-count>10</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3.5$MacOSX_x86 LibreOffice_project/e0fbe70-dcba98b-297ab39-994e618-0f858f0</meta:generator>
    <dc:date>2012-09-22T18:06:48</dc:date>
    <meta:editing-duration>PT1H29M44S</meta:editing-duration>
    <meta:editing-cycles>23</meta:editing-cycles>
    <meta:document-statistic meta:table-count="0" meta:image-count="0" meta:object-count="0" meta:page-count="10" meta:paragraph-count="227" meta:word-count="2285" meta:character-count="14854" meta:non-whitespace-character-count="12721"/>
  </office:meta>
</office:document-meta>
</file>